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miri" svg:font-family="Amiri" style:font-pitch="variable"/>
    <style:font-face style:name="BPG Gorda GPL&amp;GNU" svg:font-family="'BPG Gorda GPL&amp;GNU'" style:font-pitch="variable"/>
    <style:font-face style:name="BPG Gorda GPL&amp;GNU1" svg:font-family="'BPG Gorda GPL&amp;GNU'" style:font-family-generic="swiss" style:font-pitch="variable"/>
    <style:font-face style:name="BPG Serif GPL&amp;GNU" svg:font-family="'BPG Serif GPL&amp;GNU'"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top="0cm" fo:margin-bottom="0.247cm" style:contextual-spacing="false" fo:line-height="115%" fo:text-align="center" style:justify-single-word="false"/>
      <style:text-properties style:font-name="BPG Serif GPL&amp;GNU"/>
    </style:style>
    <style:style style:name="P2" style:family="paragraph" style:parent-style-name="Text_20_body">
      <style:paragraph-properties fo:margin-top="0cm" fo:margin-bottom="0.247cm" style:contextual-spacing="false" fo:line-height="115%" fo:text-align="center" style:justify-single-word="false"/>
      <style:text-properties style:font-name="Amiri"/>
    </style:style>
    <style:style style:name="P3" style:family="paragraph" style:parent-style-name="Heading_20_2">
      <style:paragraph-properties fo:margin-top="0cm" fo:margin-bottom="0.247cm" style:contextual-spacing="false" fo:line-height="115%" fo:text-align="center" style:justify-single-word="false"/>
      <style:text-properties style:font-name="BPG Gorda GPL&amp;GNU" officeooo:rsid="001a3a44" officeooo:paragraph-rsid="001a3a44"/>
    </style:style>
    <style:style style:name="P4" style:family="paragraph" style:parent-style-name="Text_20_body">
      <style:text-properties style:font-name="Amiri" officeooo:paragraph-rsid="001a3a44"/>
    </style:style>
    <style:style style:name="P5" style:family="paragraph" style:parent-style-name="Text_20_body">
      <style:text-properties officeooo:paragraph-rsid="001a3a44"/>
    </style:style>
    <style:style style:name="P6" style:family="paragraph" style:parent-style-name="Text_20_body">
      <style:text-properties officeooo:paragraph-rsid="0019dabb"/>
    </style:style>
    <style:style style:name="P7" style:family="paragraph" style:parent-style-name="Text_20_body">
      <style:text-properties style:font-name="Amiri" officeooo:paragraph-rsid="0019dabb"/>
    </style:style>
    <style:style style:name="P8" style:family="paragraph" style:parent-style-name="Text_20_body">
      <style:text-properties style:font-name="Amiri"/>
    </style:style>
    <style:style style:name="P9" style:family="paragraph" style:parent-style-name="Text_20_body">
      <style:paragraph-properties fo:margin-top="0cm" fo:margin-bottom="0.247cm" style:contextual-spacing="false" fo:line-height="115%" fo:text-align="center" style:justify-single-word="false"/>
      <style:text-properties style:font-name="Amiri" officeooo:paragraph-rsid="0019dabb"/>
    </style:style>
    <style:style style:name="P10" style:family="paragraph" style:parent-style-name="Heading_20_2">
      <style:paragraph-properties fo:margin-top="0cm" fo:margin-bottom="0.247cm" style:contextual-spacing="false" fo:line-height="115%" fo:text-align="center" style:justify-single-word="false"/>
      <style:text-properties style:font-name="BPG Gorda GPL&amp;GNU"/>
    </style:style>
    <style:style style:name="P11" style:family="paragraph" style:parent-style-name="Text_20_body">
      <style:paragraph-properties fo:margin-top="0cm" fo:margin-bottom="0.247cm" style:contextual-spacing="false" fo:line-height="115%" fo:text-align="center" style:justify-single-word="false"/>
      <style:text-properties style:font-name="BPG Gorda GPL&amp;GNU"/>
    </style:style>
    <style:style style:name="P12" style:family="paragraph" style:parent-style-name="Text_20_body">
      <style:text-properties style:font-name="Amiri" officeooo:paragraph-rsid="0012f16a"/>
    </style:style>
    <style:style style:name="P13" style:family="paragraph" style:parent-style-name="Text_20_body">
      <style:text-properties officeooo:paragraph-rsid="0012f16a"/>
    </style:style>
    <style:style style:name="P14" style:family="paragraph" style:parent-style-name="Text_20_body">
      <style:paragraph-properties fo:margin-top="0cm" fo:margin-bottom="0.247cm" style:contextual-spacing="false" fo:line-height="115%" fo:text-align="center" style:justify-single-word="false"/>
      <style:text-properties style:font-name="Amiri" officeooo:paragraph-rsid="0018154c"/>
    </style:style>
    <style:style style:name="P15" style:family="paragraph" style:parent-style-name="Text_20_body">
      <style:text-properties officeooo:paragraph-rsid="0014096a"/>
    </style:style>
    <style:style style:name="P16" style:family="paragraph" style:parent-style-name="Text_20_body">
      <style:text-properties style:font-name="Amiri" officeooo:paragraph-rsid="0014096a"/>
    </style:style>
    <style:style style:name="P17" style:family="paragraph" style:parent-style-name="Text_20_body">
      <style:paragraph-properties fo:text-align="center" style:justify-single-word="false"/>
      <style:text-properties style:font-name="Amiri" officeooo:paragraph-rsid="001e68e7"/>
    </style:style>
    <style:style style:name="P18" style:family="paragraph" style:parent-style-name="Text_20_body">
      <style:text-properties officeooo:paragraph-rsid="001d5fb1"/>
    </style:style>
    <style:style style:name="P19" style:family="paragraph" style:parent-style-name="Text_20_body">
      <style:text-properties style:font-name="Amiri" officeooo:paragraph-rsid="001d5fb1"/>
    </style:style>
    <style:style style:name="P20" style:family="paragraph" style:parent-style-name="Heading_20_2">
      <style:paragraph-properties fo:margin-top="0cm" fo:margin-bottom="0.247cm" style:contextual-spacing="false" fo:line-height="115%" fo:text-align="center" style:justify-single-word="false"/>
      <style:text-properties style:font-name="BPG Gorda GPL&amp;GNU" officeooo:paragraph-rsid="001d5fb1"/>
    </style:style>
    <style:style style:name="P21" style:family="paragraph" style:parent-style-name="Heading_20_2">
      <style:paragraph-properties fo:margin-top="0cm" fo:margin-bottom="0.247cm" style:contextual-spacing="false" fo:line-height="115%" fo:text-align="center" style:justify-single-word="false" fo:break-before="page"/>
      <style:text-properties style:font-name="BPG Gorda GPL&amp;GNU" officeooo:paragraph-rsid="001d5fb1"/>
    </style:style>
    <style:style style:name="P22" style:family="paragraph" style:parent-style-name="Text_20_body">
      <style:paragraph-properties fo:text-align="start" style:justify-single-word="false"/>
      <style:text-properties style:font-name="Amiri" officeooo:paragraph-rsid="001e68e7"/>
    </style:style>
    <style:style style:name="P23" style:family="paragraph" style:parent-style-name="Heading_20_2">
      <style:paragraph-properties fo:margin-top="0cm" fo:margin-bottom="0.247cm" style:contextual-spacing="false" fo:line-height="115%" fo:text-align="center" style:justify-single-word="false"/>
      <style:text-properties style:font-name="BPG Gorda GPL&amp;GNU" officeooo:rsid="0019dabb" officeooo:paragraph-rsid="0019dabb"/>
    </style:style>
    <style:style style:name="P24" style:family="paragraph" style:parent-style-name="Text_20_body">
      <style:text-properties officeooo:paragraph-rsid="0018154c"/>
    </style:style>
    <style:style style:name="P25" style:family="paragraph" style:parent-style-name="Text_20_body" style:master-page-name="">
      <loext:graphic-properties draw:fill="none"/>
      <style:paragraph-properties fo:margin-left="1.199cm" fo:margin-right="0cm" fo:margin-top="0cm" fo:margin-bottom="0.247cm" style:contextual-spacing="false" fo:line-height="115%" fo:text-indent="0cm" style:auto-text-indent="false" style:page-number="auto" fo:background-color="transparent"/>
      <style:text-properties officeooo:paragraph-rsid="0018154c"/>
    </style:style>
    <style:style style:name="P26" style:family="paragraph" style:parent-style-name="Text_20_body" style:master-page-name="">
      <loext:graphic-properties draw:fill="none"/>
      <style:paragraph-properties fo:margin-left="0.6cm" fo:margin-right="1.6cm" fo:margin-top="0cm" fo:margin-bottom="0.247cm" style:contextual-spacing="false" fo:line-height="115%" fo:text-align="justify" style:justify-single-word="false" fo:text-indent="0cm" style:auto-text-indent="false" style:page-number="auto" fo:background-color="transparent"/>
      <style:text-properties officeooo:rsid="00162b7d" officeooo:paragraph-rsid="0018154c"/>
    </style:style>
    <style:style style:name="P27" style:family="paragraph" style:parent-style-name="Text_20_body">
      <loext:graphic-properties draw:fill="none"/>
      <style:paragraph-properties fo:margin-left="0.6cm" fo:margin-right="1.6cm" fo:margin-top="0cm" fo:margin-bottom="0.247cm" style:contextual-spacing="false" fo:line-height="115%" fo:text-align="justify" style:justify-single-word="false" fo:text-indent="0cm" style:auto-text-indent="false" fo:background-color="transparent"/>
      <style:text-properties officeooo:rsid="00162b7d" officeooo:paragraph-rsid="0018154c"/>
    </style:style>
    <style:style style:name="P28" style:family="paragraph" style:parent-style-name="Text_20_body">
      <loext:graphic-properties draw:fill="none"/>
      <style:paragraph-properties fo:margin-left="0.6cm" fo:margin-right="1.6cm" fo:margin-top="0cm" fo:margin-bottom="0.247cm" style:contextual-spacing="false" fo:line-height="115%" fo:text-align="justify" style:justify-single-word="false" fo:text-indent="0cm" style:auto-text-indent="false" fo:background-color="transparent"/>
      <style:text-properties style:font-name="Noto Mono" fo:font-size="10pt" fo:font-style="normal" officeooo:rsid="00162b7d" officeooo:paragraph-rsid="0018154c" style:font-size-asian="10pt" style:font-style-asian="normal" style:font-size-complex="10pt" style:font-style-complex="normal"/>
    </style:style>
    <style:style style:name="P29" style:family="paragraph" style:parent-style-name="Text_20_body">
      <style:text-properties style:font-name="Amiri" officeooo:rsid="00162b7d"/>
    </style:style>
    <style:style style:name="P30" style:family="paragraph" style:parent-style-name="Text_20_body" style:list-style-name="L1"/>
    <style:style style:name="P31" style:family="paragraph" style:parent-style-name="Text_20_body">
      <style:text-properties style:font-name="Amiri" fo:font-size="10pt" officeooo:rsid="00162b7d" style:font-size-asian="10pt" style:font-size-complex="10pt"/>
    </style:style>
    <style:style style:name="P32" style:family="paragraph" style:parent-style-name="Standard">
      <style:paragraph-properties fo:margin-left="-0.199cm" fo:margin-right="1.199cm" fo:margin-top="0.127cm" fo:margin-bottom="0cm" style:contextual-spacing="false" fo:line-height="101%" fo:text-align="center" style:justify-single-word="false" fo:orphans="0" fo:widows="0" fo:hyphenation-ladder-count="no-limit" fo:hyphenation-keep="auto" loext:hyphenation-keep-type="column" fo:text-indent="-1.3cm" style:auto-text-indent="false" fo:break-before="page" style:writing-mode="lr-tb">
        <style:tab-stops>
          <style:tab-stop style:position="-0.206cm"/>
        </style:tab-stops>
      </style:paragraph-properties>
      <style:text-properties fo:color="#cccccc" loext:opacity="100%" style:font-name="BPG Gorda GPL&amp;GNU1" fo:font-size="24pt" fo:font-style="italic" fo:font-weight="bold" officeooo:paragraph-rsid="001f52ee" style:font-size-asian="24pt" style:font-style-asian="italic" style:font-weight-asian="bold" style:font-style-complex="italic"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left="-0.199cm" fo:margin-right="1.199cm" fo:margin-top="0.127cm" fo:margin-bottom="0cm" style:contextual-spacing="false" fo:line-height="101%" fo:text-align="center" style:justify-single-word="false" fo:orphans="0" fo:widows="0" fo:hyphenation-ladder-count="no-limit" fo:hyphenation-keep="auto" loext:hyphenation-keep-type="column" fo:text-indent="-1.3cm" style:auto-text-indent="false" style:writing-mode="lr-tb">
        <style:tab-stops>
          <style:tab-stop style:position="-0.206cm"/>
        </style:tab-stops>
      </style:paragraph-properties>
      <style:text-properties fo:color="#cccccc" loext:opacity="100%" style:font-name="BPG Gorda GPL&amp;GNU1" fo:font-size="24pt" fo:font-style="italic" fo:font-weight="bold" officeooo:paragraph-rsid="001f52ee" style:font-size-asian="24pt" style:font-style-asian="italic" style:font-weight-asian="bold" style:font-style-complex="italic" fo:hyphenate="false" fo:hyphenation-remain-char-count="2" fo:hyphenation-push-char-count="2" loext:hyphenation-no-caps="false" loext:hyphenation-no-last-word="false" loext:hyphenation-word-char-count="5" loext:hyphenation-zone="no-limit"/>
    </style:style>
    <style:style style:name="T1" style:family="text">
      <style:text-properties fo:font-style="italic" style:font-style-asian="italic" style:font-style-complex="italic"/>
    </style:style>
    <style:style style:name="T2" style:family="text">
      <style:text-properties style:font-name="Amiri"/>
    </style:style>
    <style:style style:name="T3" style:family="text">
      <style:text-properties style:font-name="Amiri" officeooo:rsid="0012f16a"/>
    </style:style>
    <style:style style:name="T4" style:family="text">
      <style:text-properties style:font-name="Amiri" fo:font-style="italic" style:font-style-asian="italic" style:font-style-complex="italic"/>
    </style:style>
    <style:style style:name="T5" style:family="text">
      <style:text-properties style:font-name="Amiri" fo:font-style="italic" officeooo:rsid="0012f16a" style:font-style-asian="italic" style:font-style-complex="italic"/>
    </style:style>
    <style:style style:name="T6" style:family="text">
      <style:text-properties style:font-name="Amiri" officeooo:rsid="0014096a"/>
    </style:style>
    <style:style style:name="T7" style:family="text">
      <style:text-properties style:font-name="Amiri" style:font-name-asian="Amiri"/>
    </style:style>
    <style:style style:name="T8" style:family="text">
      <style:text-properties style:font-name="Amiri" officeooo:rsid="0018154c" style:font-name-asian="Amiri"/>
    </style:style>
    <style:style style:name="T9" style:family="text">
      <style:text-properties officeooo:rsid="00162b7d"/>
    </style:style>
    <style:style style:name="T10" style:family="text">
      <style:text-properties style:font-name="Noto Mono" officeooo:rsid="00162b7d"/>
    </style:style>
    <style:style style:name="T11" style:family="text">
      <style:text-properties style:font-name="Noto Mono" fo:font-size="10pt" fo:font-style="normal" style:font-size-asian="10pt" style:font-style-asian="normal" style:font-size-complex="10pt" style:font-style-complex="normal"/>
    </style:style>
    <style:style style:name="T12" style:family="text">
      <style:text-properties officeooo:rsid="001c1f84"/>
    </style:style>
    <style:style style:name="T13" style:family="text">
      <style:text-properties style:font-name="Noto Mono" fo:font-size="10pt" fo:font-style="normal" officeooo:rsid="0018154c" style:font-size-asian="10pt" style:font-style-asian="normal" style:font-size-complex="10pt" style:font-style-complex="normal"/>
    </style:style>
    <style:style style:name="T14" style:family="text">
      <style:text-properties style:font-name="BPG Gorda GPL&amp;GNU" fo:font-size="16pt" officeooo:rsid="00162b7d" style:font-size-asian="16pt" style:font-size-complex="16pt"/>
    </style:style>
    <style:style style:name="T15" style:family="text">
      <style:text-properties style:font-name="Amiri" fo:font-size="10pt" style:font-size-asian="10pt" style:font-size-complex="10pt"/>
    </style:style>
    <style:style style:name="T16" style:family="text">
      <style:text-properties style:font-name="Amiri" fo:font-size="10pt" fo:font-weight="bold" style:font-size-asian="10pt" style:font-weight-asian="bold" style:font-size-complex="10pt" style:font-weight-complex="bold"/>
    </style:style>
    <style:style style:name="T17" style:family="text">
      <style:text-properties style:font-name="Amiri" fo:font-size="10pt" fo:font-weight="bold" officeooo:rsid="001c1f84" style:font-size-asian="10pt" style:font-weight-asian="bold" style:font-size-complex="10pt" style:font-weight-complex="bold"/>
    </style:style>
    <style:style style:name="T18" style:family="text">
      <style:text-properties style:font-name="Amiri" fo:font-size="10pt" fo:font-weight="bold" officeooo:rsid="00162b7d" style:font-size-asian="10pt" style:font-weight-asian="bold" style:font-size-complex="10pt" style:font-weight-complex="bold"/>
    </style:style>
    <style:style style:name="T19" style:family="text">
      <style:text-properties style:font-name="Amiri" fo:font-size="10pt" officeooo:rsid="00162b7d" style:font-size-asian="10pt" style:font-size-complex="10pt"/>
    </style:style>
    <style:style style:name="T20" style:family="text">
      <style:text-properties fo:font-family="'BPG Gorda GPL&amp;GNU'" style:font-family-generic="roman" style:font-pitch="variabl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el Animation Paint Manufacturing: <text:span text:style-name="T1">Technical Processes and Industrial History</text:span></text:h>
      <text:p text:style-name="P2">──────────────────────────────────────────────────────</text:p>
      <text:h text:style-name="P3" text:outline-level="2">ABSTRACT</text:h>
      <text:p text:style-name="P4">The cel animation paint manufacturing industry represents a unique intersection of advanced chemistry, precision manufacturing, and cultural craft knowledge that enabled the golden age of hand-drawn animation. </text:p>
      <text:p text:style-name="P5"><text:span text:style-name="Strong_20_Emphasis"><text:span text:style-name="T2">STAC (Saito Tele-Anima colours Co. Ltd.) and Taiyo-Shikisai together dominated Japan's cel paint market for over three decades</text:span></text:span><text:span text:style-name="T2">, producing the precise vinyl-acrylic formulations that defined iconic anime productions from Dragon Ball and Sailor Moon to Studio Ghibli films.</text:span></text:p>
      <text:p text:style-name="P6"><text:span text:style-name="T2">These companies didn't just mix paint—they engineered complex chemical systems requiring </text:span><text:span text:style-name="Strong_20_Emphasis"><text:span text:style-name="T2">vinyl acetate binders, precisely-sised pigment particles, and layer-specific colour compensation</text:span></text:span><text:span text:style-name="T2"> to create the vibrant, opaque coatings that could maintain colour fidelity across thousands of individual cels while adhering to non-porous acetate surfaces. </text:span></text:p>
      <text:p text:style-name="P7">Their manufacturing processes demanded specialised formulations that took decades to perfect, master craftsmen, and quality control systems that disappeared almost overnight when the industry digitised in the early 2000s.</text:p>
      <text:p text:style-name="Text_20_body"><text:span text:style-name="T2">The complete industry transformation from a </text:span><text:span text:style-name="Strong_20_Emphasis"><text:span text:style-name="T2">20 million yen monthly market to 500,000 yen</text:span></text:span><text:span text:style-name="T2"> represents one of the most dramatic technological transitions in manufacturing history, illustrating both the transformative power of technological change and the fragility of specialised manufacturing knowledge. While modern efforts work to preserve and recreate traditional capabilities, the original expertise embodied by companies like STAC and Taiyo-Shikisai—representing the culmination of 50 years of incremental technical development—remains largely irreplaceable.<text:line-break/></text:span></text:p>
      <text:p text:style-name="P8">Their legacy lives on in the thousands of animated productions that continue to influence global popular culture, representing one of the most successful applications of specialised chemical manufacturing to artistic expression in industrial history.</text:p>
      <text:p text:style-name="P7"/>
      <text:p text:style-name="P9">──────────────────────────────────────────────────────</text:p>
      <text:h text:style-name="P10" text:outline-level="2"><text:soft-page-break/>The chemistry behind cel animation pigments</text:h>
      <text:p text:style-name="P11"/>
      <text:p text:style-name="P12">Cel animation paints demanded radically different chemistry than conventional coatings. </text:p>
      <text:p text:style-name="P13"><text:span text:style-name="T2">The unique challenge of </text:span><text:span text:style-name="Strong_20_Emphasis"><text:span text:style-name="T2">achieving single-coat opacity on non-porous acetate surfaces</text:span></text:span><text:span text:style-name="T2"> while maintaining perfect colo</text:span><text:span text:style-name="T3">u</text:span><text:span text:style-name="T2">r consistency across thousands of individual cels required speciali</text:span><text:span text:style-name="T3">s</text:span><text:span text:style-name="T2">ed formulations that took decades to perfect.</text:span></text:p>
      <text:p text:style-name="P13"><text:span text:style-name="Strong_20_Emphasis"><text:span text:style-name="T2">Pigment systems combined both organic and inorganic compounds</text:span></text:span><text:span text:style-name="T2"> optimi</text:span><text:span text:style-name="T3">s</text:span><text:span text:style-name="T2">ed for specific performance requirements. </text:span><text:span text:style-name="T4">Titanium dioxide</text:span><text:span text:style-name="T2"> provided the opacity foundation, comprising 15-25% by weight in opaque formulations, while</text:span><text:span text:style-name="T4"> iron oxides</text:span><text:span text:style-name="T2"> supplied earth tones and </text:span><text:span text:style-name="T4">quinacridone</text:span><text:span text:style-name="T2"> pigments delivered the vibrant reds and magentas that characteri</text:span><text:span text:style-name="T3">s</text:span><text:span text:style-name="T2">ed animation palettes. <text:line-break/></text:span></text:p>
      <text:p text:style-name="P13"><text:span text:style-name="T2">The critical factor wasn't just colo</text:span><text:span text:style-name="T3">u</text:span><text:span text:style-name="T2">r—</text:span><text:span text:style-name="Strong_20_Emphasis"><text:span text:style-name="T2">particle size had to remain between 30-40 micrometers</text:span></text:span><text:span text:style-name="T2"> to achieve proper light scattering without compromising film formation.</text:span></text:p>
      <text:p text:style-name="P12">The binder chemistry represented the most technically sophisticated aspect of cel paint manufacturing. </text:p>
      <text:p text:style-name="P13"><text:span text:style-name="Strong_20_Emphasis"><text:span text:style-name="T2">Polyvinyl acetate (PVAc) systems with glass transition temperatures of 30-45°C</text:span></text:span><text:span text:style-name="T2"> provided the hard, fast-drying characteristics essential for production workflows. However, pure vinyl systems required </text:span><text:span text:style-name="T4">plastici</text:span><text:span text:style-name="T5">s</text:span><text:span text:style-name="T4">ers</text:span><text:span text:style-name="T2"> and </text:span><text:span text:style-name="T4">copolymers</text:span><text:span text:style-name="T2">—particularly </text:span><text:span text:style-name="T4">vinyl acetate-ethylene</text:span><text:span text:style-name="T2"> combinations—to achieve the flexibility and adhesion properties necessary for acetate substrates.<text:line-break/></text:span></text:p>
      <text:p text:style-name="P13"><text:span text:style-name="T2">Manufacturing processes relied on </text:span><text:span text:style-name="Strong_20_Emphasis"><text:span text:style-name="T2">three-roller milling systems requiring 3-5 passes</text:span></text:span><text:span text:style-name="T2"> to achieve proper pigment dispersion. <text:line-break/>Target fineness measured 4-7 Hegman units, with grinding parameters carefully controlled to prevent temperature rises that could damage heat-sensitive organic pigments.<text:line-break/> Quality control systems monitored viscosity (70-90 Krebs Units), pH levels (8-10 for water-based systems), and colo</text:span><text:span text:style-name="T3">u</text:span><text:span text:style-name="T2">r consistency using spectrophotometric analysis measuring CIE L</text:span><text:span text:style-name="Emphasis"><text:span text:style-name="T2">a</text:span></text:span><text:span text:style-name="T2">b* colo</text:span><text:span text:style-name="T3">u</text:span><text:span text:style-name="T6">r</text:span><text:span text:style-name="T3"> <text:s text:c="253"/></text:span><text:span text:style-name="T2">space differences between batches.</text:span></text:p>
      <text:p text:style-name="P12"/>
      <text:p text:style-name="P14">──────────────────────────────────────────────────────</text:p>
      <text:p text:style-name="P12"/>
      <text:h text:style-name="P10" text:outline-level="2"><text:soft-page-break/>STAC: Toei Animation's exclusive paint supplier</text:h>
      <text:p text:style-name="P11"/>
      <text:p text:style-name="Text_20_body"><text:span text:style-name="T2">STAC's founding in </text:span><text:span text:style-name="Strong_20_Emphasis"><text:span text:style-name="T2">1969 by Kitamura Shigeharu</text:span></text:span><text:span text:style-name="T2"> positioned the company at the epicenter of Japan's television anime boom. The former </text:span><text:span text:style-name="T4">Kyurinkan In</text:span><text:span text:style-name="T2">k employee recognised that colour television animation demanded specialised paint formulations far beyond existing industrial coatings.</text:span></text:p>
      <text:p text:style-name="P15"><text:span text:style-name="T2">The company's </text:span><text:span text:style-name="Strong_20_Emphasis"><text:span text:style-name="T2">exclusive relationship with Toei Animation</text:span></text:span><text:span text:style-name="T2"> created a unique business model based on custom manufacturing rather than mass production. STAC produced approximately </text:span><text:span text:style-name="Strong_20_Emphasis"><text:span text:style-name="T2">250 different colours</text:span></text:span><text:span text:style-name="T2">, each formulated specifically for Toei's production requirements and colour palette standards. </text:span></text:p>
      <text:p text:style-name="P16">This arrangement enabled productions like Dragon Ball, Saint Seiya, and Sailor Moon to maintain the vibrant, consistent colour schemes that became synonymous with high-quality Japanese animation.</text:p>
      <text:p text:style-name="Text_20_body"><text:span text:style-name="Strong_20_Emphasis"><text:span text:style-name="T2">Manufacturing operations required expert craftsmen</text:span></text:span><text:span text:style-name="T2"> whose skills encompassed colour matching, consistency control, and understanding of how paint formulations would appear under different lighting conditions during filming. Each colour batch demanded individual attention, with skilled workers adjusting formulations based on temperature and humidity variations that could affect final colour appearance.<text:line-break/></text:span></text:p>
      <text:p text:style-name="Text_20_body"><text:span text:style-name="T2">The technical specifications STAC developed became </text:span><text:span text:style-name="Strong_20_Emphasis"><text:span text:style-name="T2">industry standards adopted throughout Japanese animation production</text:span></text:span><text:span text:style-name="T2">. Their proprietary colour numbering system, quality control protocols, and formulation techniques influenced animation paint manufacturing globally. Studios maintained approximately </text:span><text:span text:style-name="Strong_20_Emphasis"><text:span text:style-name="T2">400 colours in active inventory</text:span></text:span><text:span text:style-name="T2">, with STAC's formulations calibrated to compensate for transparency effects when multiple cel layers were photographed together.<text:line-break/></text:span></text:p>
      <text:p text:style-name="P15"><text:span text:style-name="T2">STAC's inability to adapt to the digital transition proved fatal to the company. </text:span><text:span text:style-name="Strong_20_Emphasis"><text:span text:style-name="T2">Unlike competitors who diversified or found alternative markets</text:span></text:span><text:span text:style-name="T2">, STAC's exclusive focus on cel paint manufacturing left them without viable business options when demand disappeared in the early 2000s. </text:span></text:p>
      <text:p text:style-name="P17">The company ceased operations as digital ink and paint systems eliminated the need for physical paint production.</text:p>
      <text:p text:style-name="P17"><text:line-break/>──────────────────────────────────────────────────────</text:p>
      <text:h text:style-name="P10" text:outline-level="2"><text:soft-page-break/></text:h>
      <text:h text:style-name="P10" text:outline-level="2">Taiyo-Shikisai, the industry duopoly</text:h>
      <text:p text:style-name="P11"/>
      <text:p text:style-name="Text_20_body"><text:span text:style-name="T2">The </text:span><text:span text:style-name="Strong_20_Emphasis"><text:span text:style-name="T2">1975 founding of Taiyo-Shikisai by the same Kitamura Shigeharu</text:span></text:span><text:span text:style-name="T2"> created the duopoly that would dominate Japanese cel paint manufacturing for the next 25 years. This strategic move positioned Kitamura to supply virtually all major animation studios—STAC serving Toei Animation while Taiyo-Shikisai captured contracts with most other producers.<text:line-break/></text:span></text:p>
      <text:p text:style-name="P15"><text:span text:style-name="T2">Taiyo-Shikisai's market position demonstrated the economics of specialised manufacturing at its peak. </text:span><text:span text:style-name="Strong_20_Emphasis"><text:span text:style-name="T2">Monthly revenues of 20 million yen ($200,000)</text:span></text:span><text:span text:style-name="T2"> during the height of cel animation production provided substantial profits from what was essentially a craft manufacturing operation.<text:line-break/></text:span></text:p>
      <text:p text:style-name="P16"><text:s/>The company's success reflected both the technical sophistication required for consistent paint production and the critical importance of colour quality in animation production.</text:p>
      <text:p text:style-name="P15"><text:span text:style-name="T2">The dramatic revenue collapse to </text:span><text:span text:style-name="Strong_20_Emphasis"><text:span text:style-name="T2">500,000 yen ($5,000) monthly by 2007</text:span></text:span><text:span text:style-name="T2"> illustrates the complete market transformation following digital conversion. Company head Shigeji Kitamura's commitment to continuing production despite financial losses:<text:line-break/></text:span></text:p>
      <text:p text:style-name="P16">"<text:span text:style-name="T1">It's the culture of Japan. We want to continue making the paints even if that cuts into our profits</text:span>"—reflects the cultural significance of traditional animation techniques beyond mere commercial considerations.</text:p>
      <text:p text:style-name="P18"><text:span text:style-name="Strong_20_Emphasis"><text:span text:style-name="T2"><text:line-break/>Taiyo-Shikisai's formulations incorporated STAC's original colour system</text:span></text:span><text:span text:style-name="T2"> while expanding the available palette to meet diverse studio requirements. The company's broader market approach enabled them to develop relationships with multiple studios and understand varied production requirements across different animation styles and budgets.</text:span></text:p>
      <text:p text:style-name="P19"/>
      <text:p text:style-name="P19"/>
      <text:p text:style-name="P14">──────────────────────────────────────────────────────</text:p>
      <text:h text:style-name="P20" text:outline-level="2"><text:line-break/></text:h>
      <text:h text:style-name="P21" text:outline-level="2">Global cel paint manufacturing ecosystem<text:line-break/></text:h>
      <text:p text:style-name="P8">The international cel paint manufacturing industry encompassed several specialised companies serving regional animation markets with distinct technical approaches and business models.</text:p>
      <text:p text:style-name="Text_20_body"><text:span text:style-name="Strong_20_Emphasis"><text:span text:style-name="T2"/></text:span></text:p>
      <text:p text:style-name="Text_20_body"><text:span text:style-name="Strong_20_Emphasis"><text:span text:style-name="T2">Cartoon Colour Company</text:span></text:span><text:span text:style-name="T2">, founded in 1947 in Culver City, California, established the American standard for cel-vinyl paint manufacturing. The company supplied major studios including Disney, Warner Bros, and MGM with </text:span><text:span text:style-name="Strong_20_Emphasis"><text:span text:style-name="T2">over 2,000 different colours</text:span></text:span><text:span text:style-name="T2"> during peak production periods. Their formulations enabled the distinctive visual style of American animation from the post-war era through the 1990s digital transition.</text:span></text:p>
      <text:p text:style-name="Text_20_body"><text:span text:style-name="Strong_20_Emphasis"><text:span text:style-name="T2"/></text:span></text:p>
      <text:p text:style-name="Text_20_body"><text:span text:style-name="Strong_20_Emphasis"><text:span text:style-name="T2">Chromacolour in the United Kingdom</text:span></text:span><text:span text:style-name="T2"> developed formulations "</text:span><text:span text:style-name="T4">based on same original formula used for Who Framed Roger Rabbit</text:span><text:span text:style-name="T2">," producing </text:span><text:span text:style-name="Strong_20_Emphasis"><text:span text:style-name="T2">extremely pigment-rich formulations with matt, flat finish</text:span></text:span><text:span text:style-name="T2"> that became the European standard. Their manufacturing approach emphasised single-coat coverage and consistency across large production runs required for feature film production.</text:span></text:p>
      <text:p text:style-name="Text_20_body"><text:span text:style-name="Strong_20_Emphasis"><text:span text:style-name="T2"/></text:span></text:p>
      <text:p text:style-name="P15"><text:span text:style-name="Strong_20_Emphasis"><text:span text:style-name="T2">NICKER COLOUR CO., LTD.</text:span></text:span><text:span text:style-name="T2"> represents the high-end segment of animation paint manufacturing, utilising </text:span><text:span text:style-name="Strong_20_Emphasis"><text:span text:style-name="T2">highest quality Gum Arabic from Sudan</text:span></text:span><text:span text:style-name="T2"> rather than standard dextrin-based binders. </text:span></text:p>
      <text:p text:style-name="P15"><text:span text:style-name="T2">Founded in 1950, the company employed traditional craftsmen with </text:span><text:span text:style-name="Strong_20_Emphasis"><text:span text:style-name="T2">40+ years experience using three-roller milling machines</text:span></text:span><text:span text:style-name="T2"> to produce poster colours and gouache primarily for animation backgrounds. Their formulations became standard at Studio Ghibli and other quality-focused production houses.</text:span></text:p>
      <text:p text:style-name="P8"/>
      <text:p text:style-name="P22">The technical evolution across manufacturers reflected different approaches to the same fundamental challenges. American manufacturers emphasised consistency and volume production for series animation, while Japanese companies focused on colour sophistication and custom formulations for diverse visual styles. European manufacturers balanced both approaches while developing specialised formulations for international co-productions.</text:p>
      <text:p text:style-name="P17">──────────────────────────────────────────────────────</text:p>
      <text:h text:style-name="P10" text:outline-level="2"><text:soft-page-break/>Manufacturing technology and quality control systems</text:h>
      <text:p text:style-name="P8">The technical sophistication of cel paint manufacturing encompassed precision chemistry, specialised equipment, and quality control systems that rivaled pharmaceutical production in their attention to consistency and purity.</text:p>
      <text:p text:style-name="Text_20_body"><text:span text:style-name="Strong_20_Emphasis"><text:span text:style-name="T2"/></text:span></text:p>
      <text:p text:style-name="Text_20_body"><text:span text:style-name="Strong_20_Emphasis"><text:span text:style-name="T2">Three-roller milling technology</text:span></text:span><text:span text:style-name="T2"> formed the heart of pigment dispersion processes, with each pass through the rollers achieving progressively finer particle sizes and more uniform distribution. The mechanical forces involved—typically 1000-3000 RPM for 15-30 minutes during initial dispersion—required careful temperature control to prevent thermal degradation of organic pigments and polymer binders.</text:span></text:p>
      <text:p text:style-name="P8"/>
      <text:p text:style-name="P16">Quality control systems measured multiple parameters simultaneously to ensure batch consistency. </text:p>
      <text:p text:style-name="P15"><text:span text:style-name="Strong_20_Emphasis"><text:span text:style-name="T2">Stormer viscometers provided standard industry measurements</text:span></text:span><text:span text:style-name="T2">, while Hegman gauges assessed fineness of grind and particle size distribution. Spectrophotometric analysis using CIE L</text:span><text:span text:style-name="Emphasis"><text:span text:style-name="T2">a</text:span></text:span><text:span text:style-name="T2">b* colour space measurements enabled precise colour matching between batches, with acceptable deviation limits typically less than ΔE=1.0 for critical colours.</text:span></text:p>
      <text:p text:style-name="Text_20_body"><text:span text:style-name="Strong_20_Emphasis"><text:span text:style-name="T2"/></text:span></text:p>
      <text:p text:style-name="Text_20_body"><text:span text:style-name="Strong_20_Emphasis"><text:span text:style-name="T2">Raw material control systems</text:span></text:span><text:span text:style-name="T2"> included incoming inspection protocols, certificate of analysis verification, and lot-to-lot variation monitoring for all pigments and resins. Automated dispensing systems ensured consistent formulations across production runs, while statistical process control implementation enabled real-time adjustments based on sensor feedback.</text:span></text:p>
      <text:p text:style-name="P8"/>
      <text:p text:style-name="Text_20_body"><text:span text:style-name="T2">The manufacturing environment required precise humidity and temperature control, with </text:span><text:span text:style-name="Strong_20_Emphasis"><text:span text:style-name="T2">minimum film formation temperatures typically 5-15°C</text:span></text:span><text:span text:style-name="T2"> and optimal production conditions maintained within narrow ranges. Paint storage and handling systems prevented contamination while maintaining proper flow characteristics throughout the production process.</text:span></text:p>
      <text:p text:style-name="P8"/>
      <text:p text:style-name="P14">──────────────────────────────────────────────────────</text:p>
      <text:h text:style-name="P10" text:outline-level="2"><text:soft-page-break/>Industrial transformation and cultural preservation</text:h>
      <text:p text:style-name="P8">The complete transition from cel to digital animation between 1990-2013 represents one of the most rapid and thorough technological transformations in manufacturing history, eliminating an entire specialised industry within a single generation.</text:p>
      <text:p text:style-name="P15"><text:span text:style-name="Strong_20_Emphasis"><text:span text:style-name="T2">Japan's transition timeline</text:span></text:span><text:span text:style-name="T2"> demonstrates the speed of change: major studios began digital conversion in 1999 (Chibi Maruko-chan), accelerated through 2002-2003, and concluded with Sazae-san's conversion in October 2013. </text:span></text:p>
      <text:p text:style-name="P15"><text:span text:style-name="T2">This represented the end of </text:span><text:span text:style-name="Strong_20_Emphasis"><text:span text:style-name="T2">over four decades of continuous cel paint production</text:span></text:span><text:span text:style-name="T2"> and the elimination of specialised manufacturing knowledge developed over generations.</text:span></text:p>
      <text:p text:style-name="P16">The cultural significance of this transformation extends beyond industrial economics to encompass the preservation of craft knowledge and technical expertise. </text:p>
      <text:p text:style-name="P15"><text:span text:style-name="Strong_20_Emphasis"><text:span text:style-name="T2"/></text:span></text:p>
      <text:p text:style-name="P15"><text:span text:style-name="Strong_20_Emphasis"><text:span text:style-name="T2">Modern revival efforts like CEL LAB</text:span></text:span><text:span text:style-name="T2"> work to recreate traditional cel painting capabilities through collaboration with paint manufacturers, while institutions like the Media Arts Current Contents (MACC) document traditional techniques for cultural preservation.</text:span></text:p>
      <text:p text:style-name="P15"><text:span text:style-name="T2">Environmental and safety considerations also drove industry changes. The transition from dangerous </text:span><text:span text:style-name="Strong_20_Emphasis"><text:span text:style-name="T2">celluloid (which posed spontaneous combustion risks) to tri-acetate cellulose (TAC)</text:span></text:span><text:span text:style-name="T2"> improved workplace safety, while updated Industrial Safety and Health Act requirements demanded comprehensive risk assessments for chemical substance handling. </text:span></text:p>
      <text:p text:style-name="P16">The complete end of domestic acetate film production over 100μ thickness by 2021 marked the final closure of traditional animation material manufacturing in Japan.</text:p>
      <text:p text:style-name="P15"><text:span text:style-name="T2">Contemporary companies like NICKER continue serving niche markets with traditional formulations, while alternatives like </text:span><text:span text:style-name="Strong_20_Emphasis"><text:span text:style-name="T2">Holbein Acryla Gouache</text:span></text:span><text:span text:style-name="T2"> provide closest substitutes for traditional cel-vinyl properties. </text:span></text:p>
      <text:p text:style-name="P16">However, the specialised manufacturing expertise, colour consistency systems, and craft knowledge that enabled companies like STAC and Taiyo-Shikisai to produce thousands of precise colours for animation production largely disappeared with the digital transition.</text:p>
      <text:p text:style-name="P14">──────────────────────────────────────────────────────</text:p>
      <text:h text:style-name="P23" text:outline-level="2"><text:soft-page-break/>Farewell, cel animation</text:h>
      <text:p text:style-name="Text_20_body"/>
      <text:p text:style-name="P24"><text:span text:style-name="T7">To conclude, I want to quote an editorial column by </text:span><text:span text:style-name="Strong_20_Emphasis"><text:span text:style-name="T7">Yuichiro Oguro (小黒祐一郎)</text:span></text:span><text:span text:style-name="T7">, published in the WEB publication Anime Style </text:span><text:span text:style-name="T8">Magazine</text:span><text:span text:style-name="T7">:</text:span></text:p>
      <text:p text:style-name="P25"><text:span text:style-name="T9"><text:line-break/></text:span><text:span text:style-name="Strong_20_Emphasis"><text:span text:style-name="T10">September 30, 2013</text:span></text:span><text:span text:style-name="T10"><text:line-break/><text:line-break/>“</text:span><text:span text:style-name="Strong_20_Emphasis"><text:span text:style-name="T10">Farewell, Cel Animation“</text:span></text:span></text:p>
      <text:p text:style-name="P26"><text:span text:style-name="T11"><text:s/>Even after almost the entire anime industry transitioned to digital production, only </text:span><text:span text:style-name="Emphasis"><text:span text:style-name="T11">Sazae-san</text:span></text:span><text:span text:style-name="T11"> continued to be produced using cel animation and film. </text:span></text:p>
      <text:p text:style-name="P27"><text:span text:style-name="T11">That </text:span><text:span text:style-name="Emphasis"><text:span text:style-name="T11">Sazae-san</text:span></text:span><text:span text:style-name="T11"> too—yesterday's broadcast was apparently the last episode produced using cel animation and film. From the next episode onward, it will transition to digital production. In other words, yesterday marked the end of cel animation in Japan.</text:span></text:p>
      <text:p text:style-name="P28">I myself have grown accustomed to watching digitally produced anime and enjoy its crisp imagery, so I won't say something like "the analog<text:span text:style-name="T12">ic</text:span> era was better" at this point. </text:p>
      <text:p text:style-name="P27"><text:span text:style-name="T11">There are opinions that "anime had more warmth in its visuals during the cel animation era." I don't completely deny this, but perhaps half of that warmth might be wishful thinking on the viewers' part. Even with </text:span><text:span text:style-name="Emphasis"><text:span text:style-name="T11">Sazae-san</text:span></text:span><text:span text:style-name="T11">, special programs had been digiti</text:span><text:span text:style-name="T13">s</text:span><text:span text:style-name="T11">ed quite some time ago, and recently there were digitally produced episodes mixed into regular broadcasts. When digitally produced episodes aired, surely not many viewers were bothered by changes in colo</text:span><text:span text:style-name="T13">u</text:span><text:span text:style-name="T11">r or texture, and even with the complete transition to digital production, people will probably get used to it quickly.</text:span></text:p>
      <text:p text:style-name="P28"/>
      <text:p text:style-name="P28">Still, I feel a touch of melancholy about the disappearance of cel animation. </text:p>
      <text:p text:style-name="P28">That's only natural, since it's something I've been familiar with since childhood. </text:p>
      <text:p text:style-name="P27"><text:span text:style-name="T11">Since the transition to HD production, </text:span><text:span text:style-name="Emphasis"><text:span text:style-name="T11">Sazae-san</text:span></text:span><text:span text:style-name="T11"> had become noticeably affected by cel dust. When watching on a large TV, you could see the dust. </text:span></text:p>
      <text:p text:style-name="P28">Every time I saw this, I would think "Ah, they're still shooting cel animation" and feel relieved. I don't really understand what I was feeling relieved about. But that "sense of relief" will now disappear.</text:p>
      <text:p text:style-name="P28">Farewell, cel animation.</text:p>
      <text:p text:style-name="P29"/>
      <text:p text:style-name="P9">──────────────────────────────────────────────────────</text:p>
      <text:p text:style-name="P9"/>
      <text:p text:style-name="P9"><text:soft-page-break/></text:p>
      <text:p text:style-name="Text_20_body"><text:span text:style-name="Strong_20_Emphasis"><text:span text:style-name="T14">References</text:span></text:span></text:p>
      <text:list text:style-name="L1">
        <text:list-item>
          <text:p text:style-name="P30"><text:span text:style-name="T15">Hoeyng, K., Carta, C., Mazurek, J., Kaplan, A., Schilling, M., McCormick, K., &amp; Learner, T. (2023). </text:span><text:span text:style-name="Emphasis"><text:span text:style-name="T16">Conserving Animation Cels: Reattaching Loose Paint Without Adhesive</text:span></text:span><text:span text:style-name="T16">. </text:span><text:span text:style-name="T15">Getty Conservation Institute, Los Angeles, CA, USA. </text:span><text:a xlink:type="simple" xlink:href="https://doi.org/10.1080/00393630.2023.2185725" text:style-name="Internet_20_link" text:visited-style-name="Visited_20_Internet_20_Link"><text:span text:style-name="T15">https://doi.org/10.1080/00393630.2023.2185725</text:span></text:a></text:p>
        </text:list-item>
        <text:list-item>
          <text:p text:style-name="P30"><text:span text:style-name="T15">Abdel-Wahab, H. (2022). </text:span><text:span text:style-name="Emphasis"><text:span text:style-name="T16">Chemical Formulations for Acrylic Matt and Acrylic Gloss Paints</text:span></text:span><text:span text:style-name="T15">, 13-19. </text:span><text:a xlink:type="simple" xlink:href="https://doi.org/10.11648/j.ajaic.20220601.13" text:style-name="Internet_20_link" text:visited-style-name="Visited_20_Internet_20_Link"><text:span text:style-name="T15">https://doi.org/10.11648/j.ajaic.20220601.13</text:span></text:a></text:p>
        </text:list-item>
        <text:list-item>
          <text:p text:style-name="P30"><text:span text:style-name="T15">Rheonics.</text:span><text:span text:style-name="T16"> </text:span><text:span text:style-name="Emphasis"><text:span text:style-name="T16">Real-time Quality Control of Paint, Ink &amp; Coating Manufacturing Using Process Viscometer and Density Meter</text:span></text:span><text:span text:style-name="T16">.</text:span><text:span text:style-name="T15"> </text:span><text:a xlink:type="simple" xlink:href="https://rheonics.com/solutions-item/real-time-quality-control-of-paint-ink-coating-manufacturing-using-process-viscometer-and-density-meter/" text:style-name="Internet_20_link" text:visited-style-name="Visited_20_Internet_20_Link"><text:span text:style-name="T15">https://rheonics.com/solutions-item/real-time-quality-control-of-paint-ink-coating-manufacturing-using-process-viscometer-and-density-meter/</text:span></text:a></text:p>
        </text:list-item>
        <text:list-item>
          <text:p text:style-name="P30"><text:span text:style-name="T16">Cel-Lab</text:span><text:span text:style-name="T15">. . </text:span><text:a xlink:type="simple" xlink:href="https://cel-lab.com/en/about/cel/" text:style-name="Internet_20_link" text:visited-style-name="Visited_20_Internet_20_Link"><text:span text:style-name="T15">https://cel-lab.com/en/about/cel/</text:span></text:a></text:p>
        </text:list-item>
        <text:list-item>
          <text:p text:style-name="P30"><text:span text:style-name="T15">Barbagallo, J. (1995). </text:span><text:span text:style-name="Emphasis"><text:span text:style-name="T15">[</text:span></text:span><text:span text:style-name="Emphasis"><text:span text:style-name="T16">Article on paint techniques</text:span></text:span><text:span text:style-name="Emphasis"><text:span text:style-name="T15">]</text:span></text:span><text:span text:style-name="T15">. </text:span><text:span text:style-name="Emphasis"><text:span text:style-name="T15">PMG Topics</text:span></text:span><text:span text:style-name="T15">, 6. </text:span><text:a xlink:type="simple" xlink:href="https://resources.culturalheritage.org/pmgtopics/1995-volume-six/06_06_Barbagallo.html" text:style-name="Internet_20_link" text:visited-style-name="Visited_20_Internet_20_Link"><text:span text:style-name="T15">https://resources.culturalheritage.org/pmgtopics/1995-volume-six/06_06_Barbagallo.html</text:span></text:a></text:p>
        </text:list-item>
        <text:list-item>
          <text:p text:style-name="P30"><text:span text:style-name="T15">Pigment Tokyo. </text:span><text:span text:style-name="Emphasis"><text:span text:style-name="T16">Nicker Poster colour</text:span></text:span><text:span text:style-name="T16">.</text:span><text:span text:style-name="T15"> </text:span><text:a xlink:type="simple" xlink:href="https://pigment.tokyo/en/blogs/article/nicker-poster-color" text:style-name="Internet_20_link" text:visited-style-name="Visited_20_Internet_20_Link"><text:span text:style-name="T15">https://pigment.tokyo/en/blogs/article/nicker-poster-colour</text:span></text:a></text:p>
        </text:list-item>
        <text:list-item>
          <text:p text:style-name="P30"><text:span text:style-name="T15">Paint Laboratory. </text:span><text:span text:style-name="Emphasis"><text:span text:style-name="T16">Quality Control of Latex Paints</text:span></text:span><text:span text:style-name="T16">.</text:span><text:span text:style-name="T15"> </text:span><text:a xlink:type="simple" xlink:href="https://paintlaboratory.wpcomstaging.com/2021/12/09/quality-control-of-latex-paints/" text:style-name="Internet_20_link" text:visited-style-name="Visited_20_Internet_20_Link"><text:span text:style-name="T15">https://paintlaboratory.wpcomstaging.com/2021/12/09/quality-control-of-latex-paints/</text:span></text:a></text:p>
        </text:list-item>
        <text:list-item>
          <text:p text:style-name="P30"><text:span text:style-name="T15">Gurney Journey.</text:span><text:span text:style-name="T16"> </text:span><text:span text:style-name="Emphasis"><text:span text:style-name="T16">Using Cel Vinyl Paint</text:span></text:span><text:span text:style-name="T15">. </text:span><text:a xlink:type="simple" xlink:href="https://gurneyjourney.blogspot.com/2017/10/using-cel-vinyl-paint.html" text:style-name="Internet_20_link" text:visited-style-name="Visited_20_Internet_20_Link"><text:span text:style-name="T15">https://gurneyjourney.blogspot.com/2017/10/using-cel-vinyl-paint.html</text:span></text:a></text:p>
        </text:list-item>
        <text:list-item>
          <text:p text:style-name="P30"><text:span text:style-name="T15">Nicker Enogu. </text:span><text:span text:style-name="Emphasis"><text:span text:style-name="T15">Ambassador Artist: Youichi Watanabe</text:span></text:span><text:span text:style-name="T15">. </text:span><text:a xlink:type="simple" xlink:href="https://nicker-enogu.com/en/ambassador-artist/youichi-watanabe" text:style-name="Internet_20_link" text:visited-style-name="Visited_20_Internet_20_Link"><text:span text:style-name="T15">https://nicker-enogu.com/en/ambassador-artist/youichi-watanabe</text:span></text:a></text:p>
        </text:list-item>
        <text:list-item>
          <text:p text:style-name="P30"><text:span text:style-name="T15"><text:s/></text:span><text:span text:style-name="T17">C</text:span><text:span text:style-name="T18">olour-Memo Notes </text:span><text:span text:style-name="T17">on Web Anime Style Magazine</text:span><text:span text:style-name="T18">.</text:span><text:span text:style-name="T19"> Kunio Tsujita.<text:line-break/></text:span><text:a xlink:type="simple" xlink:href="https://animestyle.jp/column/color-memo/" text:style-name="Internet_20_link" text:visited-style-name="Visited_20_Internet_20_Link"><text:span text:style-name="T19">https://animestyle.jp/column/colour-memo/</text:span></text:a><text:span text:style-name="T19"> &amp; </text:span><text:a xlink:type="simple" xlink:href="https://style.fm/as/05_column/tsujita/tsujita_bn.shtml" text:style-name="Internet_20_link" text:visited-style-name="Visited_20_Internet_20_Link"><text:span text:style-name="T19">https://style.fm/as/05_column/tsujita/tsujita_bn.shtml</text:span></text:a></text:p>
        </text:list-item>
      </text:list>
      <text:p text:style-name="P31"/>
      <text:p text:style-name="P31"/>
      <text:p text:style-name="P32" loext:marker-style-name="T20"/>
      <text:p text:style-name="P33" loext:marker-style-name="T20"/>
      <text:p text:style-name="P33" loext:marker-style-name="T20"/>
      <text:p text:style-name="P33" loext:marker-style-name="T20"/>
      <text:p text:style-name="P33" loext:marker-style-name="T20"/>
      <text:p text:style-name="P33" loext:marker-style-name="T20"/>
      <text:p text:style-name="P33" loext:marker-style-name="T20"><text:s text:c="14"/>Intentionally <text:s/>left <text:s/>blan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miri" svg:font-family="Amiri" style:font-pitch="variable"/>
    <style:font-face style:name="BPG Gorda GPL&amp;GNU" svg:font-family="'BPG Gorda GPL&amp;GNU'" style:font-pitch="variable"/>
    <style:font-face style:name="BPG Gorda GPL&amp;GNU1" svg:font-family="'BPG Gorda GPL&amp;GNU'" style:font-family-generic="swiss" style:font-pitch="variable"/>
    <style:font-face style:name="BPG Serif GPL&amp;GNU" svg:font-family="'BPG Serif GPL&amp;GNU'"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945cm" fo:margin-bottom="0.65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6T21:11:07.786552893</meta:creation-date>
    <dc:date>2025-08-27T17:40:22.404208466</dc:date>
    <meta:editing-duration>PT1H31M7S</meta:editing-duration>
    <meta:editing-cycles>6</meta:editing-cycles>
    <meta:generator>LibreOffice/25.2.3.2$Linux_X86_64 LibreOffice_project/520$Build-2</meta:generator>
    <meta:document-statistic meta:table-count="0" meta:image-count="0" meta:object-count="0" meta:page-count="10" meta:paragraph-count="89" meta:word-count="2139" meta:character-count="17508" meta:non-whitespace-character-count="15178"/>
  </office:meta>
</office:document-meta>
</file>